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638in"/>
    </style:style>
    <style:style style:name="co3" style:family="table-column">
      <style:table-column-properties fo:break-before="auto" style:column-width="1.0717in"/>
    </style:style>
    <style:style style:name="co4" style:family="table-column">
      <style:table-column-properties fo:break-before="auto" style:column-width="1.0398in"/>
    </style:style>
    <style:style style:name="co5" style:family="table-column">
      <style:table-column-properties fo:break-before="auto" style:column-width="1.1575in"/>
    </style:style>
    <style:style style:name="co6" style:family="table-column">
      <style:table-column-properties fo:break-before="auto" style:column-width="1.2429in"/>
    </style:style>
    <style:style style:name="co7" style:family="table-column">
      <style:table-column-properties fo:break-before="auto" style:column-width="1.0827in"/>
    </style:style>
    <style:style style:name="co8" style:family="table-column">
      <style:table-column-properties fo:break-before="auto" style:column-width="1.061in"/>
    </style:style>
    <style:style style:name="co9" style:family="table-column">
      <style:table-column-properties fo:break-before="auto" style:column-width="1.4362in"/>
    </style:style>
    <style:style style:name="co10" style:family="table-column">
      <style:table-column-properties fo:break-before="auto" style:column-width="1.361in"/>
    </style:style>
    <style:style style:name="co11" style:family="table-column">
      <style:table-column-properties fo:break-before="auto" style:column-width="1.3071in"/>
    </style:style>
    <style:style style:name="co12" style:family="table-column">
      <style:table-column-properties fo:break-before="auto" style:column-width="1.3937in"/>
    </style:style>
    <style:style style:name="co13" style:family="table-column">
      <style:table-column-properties fo:break-before="auto" style:column-width="2.3228in"/>
    </style:style>
    <style:style style:name="co14" style:family="table-column">
      <style:table-column-properties fo:break-before="auto" style:column-width="1.0366in"/>
    </style:style>
    <style:style style:name="co15" style:family="table-column">
      <style:table-column-properties fo:break-before="auto" style:column-width="1.3398in"/>
    </style:style>
    <style:style style:name="co16" style:family="table-column">
      <style:table-column-properties fo:break-before="auto" style:column-width="1.6638in"/>
    </style:style>
    <style:style style:name="co17" style:family="table-column">
      <style:table-column-properties fo:break-before="auto" style:column-width="2.15in"/>
    </style:style>
    <style:style style:name="ro1" style:family="table-row">
      <style:table-row-properties style:row-height="0.2in" fo:break-before="auto" style:use-optimal-row-height="true"/>
    </style:style>
    <style:style style:name="ro2" style:family="table-row">
      <style:table-row-properties style:row-height="1.6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3937in" fo:break-before="auto" style:use-optimal-row-height="true"/>
    </style:style>
    <style:style style:name="ta1" style:family="table" style:master-page-name="PageStyle_5f_Sheet1">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61">
      <style:table-cell-properties style:rotation-align="none"/>
    </style:style>
    <style:style style:name="ce2" style:family="table-cell" style:parent-style-name="Default" style:data-style-name="N6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data-style-name="N61"/>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6" table:default-cell-style-name="Default"/>
        <table:table-column table:style-name="co13" table:default-cell-style-name="Default"/>
        <table:table-column table:style-name="co12" table:default-cell-style-name="Default"/>
        <table:table-column table:style-name="co14" table:default-cell-style-name="Default"/>
        <table:table-column table:style-name="co11" table:default-cell-style-name="Default"/>
        <table:table-column table:style-name="co1"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 table:number-columns-repeated="37" table:default-cell-style-name="Default"/>
        <table:table-row table:style-name="ro1">
          <table:table-cell office:value-type="string" calcext:value-type="string">
            <text:p><text:s/>Ti(eV)</text:p>
          </table:table-cell>
          <table:table-cell office:value-type="string" calcext:value-type="string">
            <text:p>Te(eV)</text:p>
          </table:table-cell>
          <table:table-cell office:value-type="string" calcext:value-type="string">
            <text:p><text:s/>nHe2+</text:p>
          </table:table-cell>
          <table:table-cell office:value-type="string" calcext:value-type="string">
            <text:p><text:s/>nHe1+</text:p>
          </table:table-cell>
          <table:table-cell office:value-type="string" calcext:value-type="string">
            <text:p>ne</text:p>
          </table:table-cell>
          <table:table-cell office:value-type="string" calcext:value-type="string">
            <text:p>FACTOR</text:p>
          </table:table-cell>
          <table:table-cell office:value-type="string" calcext:value-type="string">
            <text:p>nO8+</text:p>
          </table:table-cell>
          <table:table-cell office:value-type="string" calcext:value-type="string">
            <text:p>nHe+</text:p>
          </table:table-cell>
          <table:table-cell office:value-type="string" calcext:value-type="string">
            <text:p>nHe++</text:p>
          </table:table-cell>
          <table:table-cell office:value-type="string" calcext:value-type="string">
            <text:p>ne</text:p>
          </table:table-cell>
          <table:table-cell table:number-columns-repeated="54"/>
        </table:table-row>
        <table:table-row table:style-name="ro1">
          <table:table-cell table:style-name="ce1" office:value-type="float" office:value="68.7541727" calcext:value-type="float">
            <text:p>6.88E+01</text:p>
          </table:table-cell>
          <table:table-cell table:style-name="ce1" office:value-type="float" office:value="16.216719" calcext:value-type="float">
            <text:p>1.62E+01</text:p>
          </table:table-cell>
          <table:table-cell table:style-name="ce1" office:value-type="float" office:value="1.23440566E+018" calcext:value-type="float">
            <text:p>1.23E+18</text:p>
          </table:table-cell>
          <table:table-cell table:style-name="ce1" office:value-type="float" office:value="1.3048E+017" calcext:value-type="float">
            <text:p>1.30E+17</text:p>
          </table:table-cell>
          <table:table-cell table:style-name="ce1" table:formula="of:=[.C2]*2+[.D2]" office:value-type="float" office:value="2.59929132E+018" calcext:value-type="float">
            <text:p>2.60E+18</text:p>
          </table:table-cell>
          <table:table-cell table:style-name="ce1" table:formula="of:=(19/8)*[.E2]/([.D2]+[.C2]+(19/8)*[.E2])" office:value-type="float" office:value="0.818937518347088" calcext:value-type="float">
            <text:p>8.19E-01</text:p>
          </table:table-cell>
          <table:table-cell table:style-name="ce1" table:formula="of:=(1-[.F2])*[.E2]/8" office:value-type="float" office:value="5.88292671172593E+016" calcext:value-type="float">
            <text:p>5.88E+16</text:p>
          </table:table-cell>
          <table:table-cell table:style-name="ce1" table:formula="of:=[.F2]*[.D2]" office:value-type="float" office:value="1.06854967393928E+017" calcext:value-type="float">
            <text:p>1.07E+17</text:p>
          </table:table-cell>
          <table:table-cell table:style-name="ce1" table:formula="of:=[.F2]*[.C2]" office:value-type="float" office:value="1.010901107834E+018" calcext:value-type="float">
            <text:p>1.01E+18</text:p>
          </table:table-cell>
          <table:table-cell table:style-name="ce1" table:formula="of:=8*[.G2]+[.H2]+2*[.I2]" office:value-type="float" office:value="2.59929132E+018" calcext:value-type="float">
            <text:p>2.60E+18</text:p>
          </table:table-cell>
          <table:table-cell table:number-columns-repeated="54"/>
        </table:table-row>
        <table:table-row table:style-name="ro1">
          <table:table-cell table:number-columns-repeated="6"/>
          <table:table-cell office:value-type="string" calcext:value-type="string">
            <text:p>Factor</text:p>
          </table:table-cell>
          <table:table-cell table:style-name="ce1" table:formula="of:=[.H2]/[.D2]" office:value-type="float" office:value="0.818937518347087" calcext:value-type="float">
            <text:p>8.19E-01</text:p>
          </table:table-cell>
          <table:table-cell table:style-name="ce1" table:formula="of:=[.I2]/[.C2]" office:value-type="float" office:value="0.818937518347088" calcext:value-type="float">
            <text:p>8.19E-01</text:p>
          </table:table-cell>
          <table:table-cell table:number-columns-repeated="55"/>
        </table:table-row>
        <table:table-row table:style-name="ro1">
          <table:table-cell table:number-columns-repeated="5"/>
          <table:table-cell office:value-type="string" calcext:value-type="string">
            <text:p>perecnatge</text:p>
          </table:table-cell>
          <table:table-cell table:style-name="ce1" table:formula="of:=[.G2]/([.G2]+[.H2]+[.I2])*100" office:value-type="float" office:value="5" calcext:value-type="float">
            <text:p>5.00E+00</text:p>
          </table:table-cell>
          <table:table-cell table:style-name="ce1" table:formula="of:=[.H2]*100/([.G2]+[.H2]+[.I2])" office:value-type="float" office:value="9.08178638201826" calcext:value-type="float">
            <text:p>9.08E+00</text:p>
          </table:table-cell>
          <table:table-cell table:style-name="ce1" table:formula="of:=[.I2]*100/([.G2]+[.H2]+[.I2])" office:value-type="float" office:value="85.9182136179818" calcext:value-type="float">
            <text:p>8.59E+01</text:p>
          </table:table-cell>
          <table:table-cell table:style-name="ce1" table:formula="of:=SUM([.G4:.I4])" office:value-type="float" office:value="100" calcext:value-type="float">
            <text:p>1.00E+02</text:p>
          </table:table-cell>
          <table:table-cell table:number-columns-repeated="54"/>
        </table:table-row>
        <table:table-row table:style-name="ro1" table:number-rows-repeated="2">
          <table:table-cell table:number-columns-repeated="64"/>
        </table:table-row>
        <table:table-row table:style-name="ro2">
          <table:table-cell table:style-name="ce2" office:value-type="string" calcext:value-type="string">
            <text:p>Position (m)</text:p>
          </table:table-cell>
          <table:table-cell table:style-name="ce2" office:value-type="string" calcext:value-type="string">
            <text:p>B (T)</text:p>
          </table:table-cell>
          <table:table-cell table:style-name="ce2" office:value-type="string" calcext:value-type="string">
            <text:p>T_i (eV)</text:p>
          </table:table-cell>
          <table:table-cell table:style-name="ce2" office:value-type="string" calcext:value-type="string">
            <text:p>T_e (eV)</text:p>
          </table:table-cell>
          <table:table-cell table:style-name="ce2" office:value-type="string" calcext:value-type="string">
            <text:p>n_He+</text:p>
          </table:table-cell>
          <table:table-cell table:style-name="ce2" office:value-type="string" calcext:value-type="string">
            <text:p>n_He2+</text:p>
          </table:table-cell>
          <table:table-cell table:style-name="ce2" office:value-type="string" calcext:value-type="string">
            <text:p>5% oxygen n_O8+</text:p>
          </table:table-cell>
          <table:table-cell table:style-name="ce2" office:value-type="string" calcext:value-type="string">
            <text:p>n_e (m^-3)</text:p>
          </table:table-cell>
          <table:table-cell table:style-name="ce2" office:value-type="string" calcext:value-type="string">
            <text:p>Plasma potential</text:p>
          </table:table-cell>
          <table:table-cell table:style-name="ce2" office:value-type="string" calcext:value-type="string">
            <text:p>ion velocity - He+ 1/2 mv^2 = plasma potential in J</text:p>
          </table:table-cell>
          <table:table-cell table:style-name="ce2" office:value-type="string" calcext:value-type="string">
            <text:p>ion velocity - He2+ 1/2 mv^2 = plasma potential in J</text:p>
          </table:table-cell>
          <table:table-cell table:style-name="ce2" office:value-type="string" calcext:value-type="string">
            <text:p>ion velocity - O 1/2 mv^2 = 8*plasma potential in J</text:p>
          </table:table-cell>
          <table:table-cell table:style-name="ce2" office:value-type="string" calcext:value-type="string">
            <text:p>He+ ion larmor radius = mv/qB</text:p>
          </table:table-cell>
          <table:table-cell table:style-name="ce2" office:value-type="string" calcext:value-type="string">
            <text:p>He2+ ion larmor radius = mv/qB</text:p>
          </table:table-cell>
          <table:table-cell table:style-name="ce2" office:value-type="string" calcext:value-type="string">
            <text:p>O ion larmor radius = mv/qB</text:p>
          </table:table-cell>
          <table:table-cell table:style-name="ce2" office:value-type="string" calcext:value-type="string">
            <text:p>T_e (K)</text:p>
          </table:table-cell>
          <table:table-cell table:style-name="ce2" office:value-type="string" calcext:value-type="string">
            <text:p>T_i (K)</text:p>
          </table:table-cell>
          <table:table-cell table:style-name="ce2" office:value-type="string" calcext:value-type="string">
            <text:p>debye length</text:p>
          </table:table-cell>
          <table:table-cell table:style-name="ce2" office:value-type="string" calcext:value-type="string">
            <text:p>rL*sin psi = based on the angle of the magnetic line with the normal which decides how much of it needs to be included in the domain for hpic simulation and comparing the larmor radii of both the ions</text:p>
          </table:table-cell>
          <table:table-cell table:style-name="ce2" office:value-type="string" calcext:value-type="string">
            <text:p>total domain size = (6*debye length + rL*sin psi + 50*debye length)*2</text:p>
          </table:table-cell>
          <table:table-cell table:style-name="ce2" office:value-type="string" calcext:value-type="string">
            <text:p>dt_thermal = 2*debye length/vth</text:p>
          </table:table-cell>
          <table:table-cell table:style-name="ce2" office:value-type="string" calcext:value-type="string">
            <text:p>dt_gyro = 2pi/omega_c/30(no. of points on the gyro motion trace)</text:p>
          </table:table-cell>
          <table:table-cell table:style-name="ce2" office:value-type="string" calcext:value-type="string">
            <text:p>dt</text:p>
          </table:table-cell>
          <table:table-cell table:style-name="ce2" office:value-type="string" calcext:value-type="string">
            <text:p>dx = nearest to the total domain size/int(domain size/debye length)</text:p>
          </table:table-cell>
          <table:table-cell table:style-name="ce2" office:value-type="string" calcext:value-type="string">
            <text:p>max energy te He+ =&gt; Te*max_te is the max energy in an IEAD plot =&gt; deV = Te*max_te/number of bin</text:p>
          </table:table-cell>
          <table:table-cell table:style-name="ce2" office:value-type="string" calcext:value-type="string">
            <text:p>max energy te He2+ =&gt; Te*max_te is the max energy in an IEAD plot =&gt; deV = Te*max_te/number of bin</text:p>
          </table:table-cell>
          <table:table-cell table:style-name="ce2" office:value-type="string" calcext:value-type="string">
            <text:p>max energy te O8+ =&gt; deV*max_te is the max energy in an IEAD plot =&gt; deV = Te*max_te/number of bin</text:p>
          </table:table-cell>
          <table:table-cell table:number-columns-repeated="37"/>
        </table:table-row>
        <table:table-row table:style-name="ro1">
          <table:table-cell table:style-name="ce2" table:formula="of:=0.025" office:value-type="float" office:value="0.025" calcext:value-type="float">
            <text:p>2.50E-02</text:p>
          </table:table-cell>
          <table:table-cell table:style-name="ce2" office:value-type="float" office:value="3.5625145779272" calcext:value-type="float">
            <text:p>3.56E+00</text:p>
          </table:table-cell>
          <table:table-cell table:style-name="ce2" office:value-type="float" office:value="68.8" calcext:value-type="float">
            <text:p>6.88E+01</text:p>
          </table:table-cell>
          <table:table-cell table:style-name="ce2" office:value-type="float" office:value="16.2" calcext:value-type="float">
            <text:p>1.62E+01</text:p>
          </table:table-cell>
          <table:table-cell table:style-name="ce1" office:value-type="float" office:value="1.06854967393928E+017" calcext:value-type="float">
            <text:p>1.07E+17</text:p>
          </table:table-cell>
          <table:table-cell table:style-name="ce1" office:value-type="float" office:value="1.010901107834E+018" calcext:value-type="float">
            <text:p>1.01E+18</text:p>
          </table:table-cell>
          <table:table-cell table:style-name="ce1" office:value-type="float" office:value="5.88292671172593E+016" calcext:value-type="float">
            <text:p>5.88E+16</text:p>
          </table:table-cell>
          <table:table-cell table:style-name="ce2" table:formula="of:=[.E8]+[.F8]*2+[.G8]*8" office:value-type="float" office:value="2.59929132E+018" calcext:value-type="float">
            <text:p>2.60E+18</text:p>
          </table:table-cell>
          <table:table-cell table:style-name="ce2" table:formula="of:=[.D8]*LN(0.433*6.646*10^-27/(9.109*10^-31))/2" office:value-type="float" office:value="65.2704079468468" calcext:value-type="float">
            <text:p>6.53E+01</text:p>
          </table:table-cell>
          <table:table-cell table:style-name="ce2" table:formula="of:=SQRT(2*[.I8]*1.602*10^-19/(6.646*10^-27))" office:value-type="float" office:value="56095.012454178" calcext:value-type="float">
            <text:p>5.61E+04</text:p>
          </table:table-cell>
          <table:table-cell table:style-name="ce2" table:formula="of:=SQRT(2*2*[.I8]*1.602*10^-19/(6.646*10^-27))" office:value-type="float" office:value="79330.3273941862" calcext:value-type="float">
            <text:p>7.93E+04</text:p>
          </table:table-cell>
          <table:table-cell table:style-name="ce2" table:formula="of:=SQRT(2*8*[.I8]*1.602*10^-19/(2.656*10^-26))" office:value-type="float" office:value="79366.1613163904" calcext:value-type="float">
            <text:p>7.94E+04</text:p>
          </table:table-cell>
          <table:table-cell table:style-name="ce2" table:formula="of:=6.646*10^-27*[.J8]/(1.602*10^-19*[.B8])" office:value-type="float" office:value="0.000653228950180816" calcext:value-type="float">
            <text:p>6.53E-04</text:p>
          </table:table-cell>
          <table:table-cell table:style-name="ce2" table:formula="of:=6.646*10^-27*[.K8]/(1.602*10^-19*2*[.B8])" office:value-type="float" office:value="0.000461902620340225" calcext:value-type="float">
            <text:p>4.62E-04</text:p>
          </table:table-cell>
          <table:table-cell table:style-name="ce2" table:formula="of:=2.656*10^-26*[.L8]/(8*1.602*10^-19*[.B8])" office:value-type="float" office:value="0.000461694070722999" calcext:value-type="float">
            <text:p>4.62E-04</text:p>
          </table:table-cell>
          <table:table-cell table:style-name="ce4" table:formula="of:=[.D8]*1.602*10^-19/(1.38*10^-23)" office:value-type="float" office:value="188060.869565217" calcext:value-type="float">
            <text:p>188060.869565217</text:p>
          </table:table-cell>
          <table:table-cell table:style-name="ce4" table:formula="of:=[.C8]*1.602*10^-19/(1.38*10^-23)" office:value-type="float" office:value="798678.260869565" calcext:value-type="float">
            <text:p>798678.260869565</text:p>
          </table:table-cell>
          <table:table-cell table:style-name="ce2" table:formula="of:=SQRT(0.0000000000088*[.P8]*1.38E-023/(1.602E-019)^2/[.H8])" office:value-type="float" office:value="0.0000185029131029766" calcext:value-type="float">
            <text:p>1.85E-05</text:p>
          </table:table-cell>
          <table:table-cell table:style-name="ce2" table:formula="of:=MAX([.M8]*SIN(9*PI()/180);[.N8]*SIN(9*PI()/180);[.O8]*SIN(9*PI()/180))" office:value-type="float" office:value="0.000102187521370328" calcext:value-type="float">
            <text:p>1.02E-04</text:p>
          </table:table-cell>
          <table:table-cell table:style-name="ce2" table:formula="of:=2*(6*[.R8]+[.S8]+50*[.R8])" office:value-type="float" office:value="0.00227670131027404" calcext:value-type="float">
            <text:p>2.28E-03</text:p>
          </table:table-cell>
          <table:table-cell table:style-name="ce2" table:formula="of:=2*[.R8]/SQRT(2*1.38E-023*[.Q8]/6.646E-027)" office:value-type="float" office:value="0.000000000642554250098131" calcext:value-type="float">
            <text:p>6.43E-10</text:p>
          </table:table-cell>
          <table:table-cell table:style-name="ce2" table:formula="of:=2*PI()*6.646E-027/1.602E-019/[.B8]/30" office:value-type="float" office:value="0.00000000243893254345512" calcext:value-type="float">
            <text:p>2.44E-09</text:p>
          </table:table-cell>
          <table:table-cell table:style-name="ce2" table:formula="of:=MIN([.U8:.V8])/8" office:value-type="float" office:value="0.0000000000803192812622664" calcext:value-type="float">
            <text:p>8.03E-11</text:p>
          </table:table-cell>
          <table:table-cell table:style-name="ce2" table:formula="of:=0.003/(INT(0.003/[.R8]))" office:value-type="float" office:value="0.0000185185185185185" calcext:value-type="float">
            <text:p>1.85E-05</text:p>
          </table:table-cell>
          <table:table-cell table:style-name="ce2" table:formula="of:=[.I8]*2/[.D8]" office:value-type="float" office:value="8.05807505516627" calcext:value-type="float">
            <text:p>8.06E+00</text:p>
          </table:table-cell>
          <table:table-cell table:style-name="ce2" table:formula="of:=[.I8]*2*2/[.D8]" office:value-type="float" office:value="16.1161501103325" calcext:value-type="float">
            <text:p>1.61E+01</text:p>
          </table:table-cell>
          <table:table-cell table:style-name="ce2" table:formula="of:=[.I8]*8*2/[.D8]" office:value-type="float" office:value="64.4646004413301" calcext:value-type="float">
            <text:p>6.45E+01</text:p>
          </table:table-cell>
          <table:table-cell table:number-columns-repeated="37"/>
        </table:table-row>
        <table:table-row table:style-name="ro1">
          <table:table-cell table:style-name="ce2" table:formula="of:=0.025" office:value-type="float" office:value="0.025" calcext:value-type="float">
            <text:p>2.50E-02</text:p>
          </table:table-cell>
          <table:table-cell table:style-name="ce2" office:value-type="float" office:value="3.5625145779272" calcext:value-type="float">
            <text:p>3.56E+00</text:p>
          </table:table-cell>
          <table:table-cell table:style-name="ce2" office:value-type="float" office:value="68.8" calcext:value-type="float">
            <text:p>6.88E+01</text:p>
          </table:table-cell>
          <table:table-cell table:style-name="ce2" office:value-type="float" office:value="16.2" calcext:value-type="float">
            <text:p>1.62E+01</text:p>
          </table:table-cell>
          <table:table-cell table:style-name="ce1" office:value-type="float" office:value="1.3048E+017" calcext:value-type="float">
            <text:p>1.30E+17</text:p>
          </table:table-cell>
          <table:table-cell table:style-name="ce1" office:value-type="float" office:value="1.23440566E+018" calcext:value-type="float">
            <text:p>1.23E+18</text:p>
          </table:table-cell>
          <table:table-cell table:style-name="ce1"/>
          <table:table-cell table:style-name="ce2" table:formula="of:=[.E9]+[.F9]*2+[.G9]*8" office:value-type="float" office:value="2.59929132E+018" calcext:value-type="float">
            <text:p>2.60E+18</text:p>
          </table:table-cell>
          <table:table-cell table:style-name="ce2" table:formula="of:=[.D9]*LN(0.433*6.646*10^-27/(9.109*10^-31))/2" office:value-type="float" office:value="65.2704079468468" calcext:value-type="float">
            <text:p>6.53E+01</text:p>
          </table:table-cell>
          <table:table-cell table:style-name="ce2" table:formula="of:=SQRT(2*[.I9]*1.602*10^-19/(6.646*10^-27))" office:value-type="float" office:value="56095.012454178" calcext:value-type="float">
            <text:p>5.61E+04</text:p>
          </table:table-cell>
          <table:table-cell table:style-name="ce2" table:formula="of:=SQRT(2*2*[.I9]*1.602*10^-19/(6.646*10^-27))" office:value-type="float" office:value="79330.3273941862" calcext:value-type="float">
            <text:p>7.93E+04</text:p>
          </table:table-cell>
          <table:table-cell table:style-name="ce2"/>
          <table:table-cell table:style-name="ce2" table:formula="of:=6.646*10^-27*[.J9]/(1.602*10^-19*[.B9])" office:value-type="float" office:value="0.000653228950180816" calcext:value-type="float">
            <text:p>6.53E-04</text:p>
          </table:table-cell>
          <table:table-cell table:style-name="ce2" table:formula="of:=6.646*10^-27*[.K9]/(1.602*10^-19*2*[.B9])" office:value-type="float" office:value="0.000461902620340225" calcext:value-type="float">
            <text:p>4.62E-04</text:p>
          </table:table-cell>
          <table:table-cell table:style-name="ce2"/>
          <table:table-cell table:style-name="ce4" table:formula="of:=[.D9]*1.602*10^-19/(1.38*10^-23)" office:value-type="float" office:value="188060.869565217" calcext:value-type="float">
            <text:p>188060.869565217</text:p>
          </table:table-cell>
          <table:table-cell table:style-name="ce4" table:formula="of:=[.C9]*1.602*10^-19/(1.38*10^-23)" office:value-type="float" office:value="798678.260869565" calcext:value-type="float">
            <text:p>798678.260869565</text:p>
          </table:table-cell>
          <table:table-cell table:style-name="ce2" table:formula="of:=SQRT(0.0000000000088*[.P9]*1.38E-023/(1.602E-019)^2/[.H9])" office:value-type="float" office:value="0.0000185029131029766" calcext:value-type="float">
            <text:p>1.85E-05</text:p>
          </table:table-cell>
          <table:table-cell table:style-name="ce2" table:formula="of:=MAX([.M9]*SIN(9*PI()/180);[.N9]*SIN(9*PI()/180);[.O9]*SIN(9*PI()/180))" office:value-type="float" office:value="0.000102187521370328" calcext:value-type="float">
            <text:p>1.02E-04</text:p>
          </table:table-cell>
          <table:table-cell table:style-name="ce2" table:formula="of:=2*(6*[.R9]+[.S9]+50*[.R9])" office:value-type="float" office:value="0.00227670131027404" calcext:value-type="float">
            <text:p>2.28E-03</text:p>
          </table:table-cell>
          <table:table-cell table:style-name="ce2" table:formula="of:=2*[.R9]/SQRT(2*1.38E-023*[.Q9]/6.646E-027)" office:value-type="float" office:value="0.000000000642554250098131" calcext:value-type="float">
            <text:p>6.43E-10</text:p>
          </table:table-cell>
          <table:table-cell table:style-name="ce2" table:formula="of:=2*PI()*6.646E-027/1.602E-019/[.B9]/30" office:value-type="float" office:value="0.00000000243893254345512" calcext:value-type="float">
            <text:p>2.44E-09</text:p>
          </table:table-cell>
          <table:table-cell table:style-name="ce2" table:formula="of:=MIN([.U9:.V9])/8" office:value-type="float" office:value="0.0000000000803192812622664" calcext:value-type="float">
            <text:p>8.03E-11</text:p>
          </table:table-cell>
          <table:table-cell table:style-name="ce2" table:formula="of:=0.003/(INT(0.003/[.R9]))" office:value-type="float" office:value="0.0000185185185185185" calcext:value-type="float">
            <text:p>1.85E-05</text:p>
          </table:table-cell>
          <table:table-cell table:style-name="ce2" table:formula="of:=[.I9]*2/[.D9]" office:value-type="float" office:value="8.05807505516627" calcext:value-type="float">
            <text:p>8.06E+00</text:p>
          </table:table-cell>
          <table:table-cell table:style-name="ce2" table:formula="of:=[.I9]*2*2/[.D9]" office:value-type="float" office:value="16.1161501103325" calcext:value-type="float">
            <text:p>1.61E+01</text:p>
          </table:table-cell>
          <table:table-cell table:style-name="ce2" table:formula="of:=[.I9]*8*2/[.D9]" office:value-type="float" office:value="64.4646004413301" calcext:value-type="float">
            <text:p>6.45E+01</text:p>
          </table:table-cell>
          <table:table-cell table:number-columns-repeated="37"/>
        </table:table-row>
        <table:table-row table:style-name="ro1">
          <table:table-cell table:number-columns-repeated="64"/>
        </table:table-row>
        <table:table-row table:style-name="ro3">
          <table:table-cell table:style-name="ce2" office:value-type="string" calcext:value-type="string">
            <text:p>Position (m)</text:p>
          </table:table-cell>
          <table:table-cell table:style-name="ce2" office:value-type="string" calcext:value-type="string">
            <text:p>B (T)</text:p>
          </table:table-cell>
          <table:table-cell table:style-name="ce2" office:value-type="string" calcext:value-type="string">
            <text:p>T_i (eV)</text:p>
          </table:table-cell>
          <table:table-cell table:style-name="ce2" office:value-type="string" calcext:value-type="string">
            <text:p>T_e (eV)</text:p>
          </table:table-cell>
          <table:table-cell table:style-name="ce2" office:value-type="string" calcext:value-type="string">
            <text:p>n_He+</text:p>
          </table:table-cell>
          <table:table-cell table:style-name="ce2" office:value-type="string" calcext:value-type="string">
            <text:p>n_He2+</text:p>
          </table:table-cell>
          <table:table-cell table:style-name="ce2" office:value-type="string" calcext:value-type="string">
            <text:p>5% oxygen n_O8+</text:p>
          </table:table-cell>
          <table:table-cell table:style-name="ce2" office:value-type="string" calcext:value-type="string">
            <text:p>n_e (m^-3)</text:p>
          </table:table-cell>
          <table:table-cell office:value-type="string" calcext:value-type="string">
            <text:p>Flux_He+ (#/m^2-s)</text:p>
          </table:table-cell>
          <table:table-cell office:value-type="string" calcext:value-type="string">
            <text:p>Flux_He++ (#/m^2-s)</text:p>
          </table:table-cell>
          <table:table-cell office:value-type="string" calcext:value-type="string">
            <text:p>Flux_O8+ (#/m^2-s)</text:p>
          </table:table-cell>
          <table:table-cell office:value-type="string" calcext:value-type="string">
            <text:p>total flux</text:p>
          </table:table-cell>
          <table:table-cell table:number-columns-repeated="52"/>
        </table:table-row>
        <table:table-row table:style-name="ro4">
          <table:table-cell table:style-name="ce2" table:formula="of:=0.025" office:value-type="float" office:value="0.025" calcext:value-type="float">
            <text:p>2.50E-02</text:p>
          </table:table-cell>
          <table:table-cell table:style-name="ce2" office:value-type="float" office:value="3.5625145779272" calcext:value-type="float">
            <text:p>3.56E+00</text:p>
          </table:table-cell>
          <table:table-cell table:style-name="ce2" office:value-type="float" office:value="68.8" calcext:value-type="float">
            <text:p>6.88E+01</text:p>
          </table:table-cell>
          <table:table-cell table:style-name="ce2" office:value-type="float" office:value="16.2" calcext:value-type="float">
            <text:p>1.62E+01</text:p>
          </table:table-cell>
          <table:table-cell table:style-name="ce1" office:value-type="float" office:value="1.06854967393928E+017" calcext:value-type="float">
            <text:p>1.07E+17</text:p>
          </table:table-cell>
          <table:table-cell table:style-name="ce1" office:value-type="float" office:value="1.010901107834E+018" calcext:value-type="float">
            <text:p>1.01E+18</text:p>
          </table:table-cell>
          <table:table-cell table:style-name="ce1" office:value-type="float" office:value="5.88292671172593E+016" calcext:value-type="float">
            <text:p>5.88E+16</text:p>
          </table:table-cell>
          <table:table-cell table:style-name="ce2" table:formula="of:=[.E12]+[.F12]*2+[.G12]*8" office:value-type="float" office:value="2.59929132E+018" calcext:value-type="float">
            <text:p>2.60E+18</text:p>
          </table:table-cell>
          <table:table-cell table:style-name="ce3" office:value-type="float" office:value="1.96805114711709E+021" calcext:value-type="float">
            <text:p>1.97E+21</text:p>
          </table:table-cell>
          <table:table-cell table:style-name="ce3" office:value-type="float" office:value="2.56573660932631E+022" calcext:value-type="float">
            <text:p>2.57E+22</text:p>
          </table:table-cell>
          <table:table-cell table:style-name="ce3" office:value-type="float" office:value="1.05846389391181E+021" calcext:value-type="float">
            <text:p>1.06E+21</text:p>
          </table:table-cell>
          <table:table-cell table:style-name="ce3" table:formula="of:=SUM([.I12:.K12])" office:value-type="float" office:value="2.8683881134292E+022" calcext:value-type="float">
            <text:p>2.87E+22</text:p>
          </table:table-cell>
          <table:table-cell table:number-columns-repeated="52"/>
        </table:table-row>
        <table:table-row table:style-name="ro4">
          <table:table-cell table:style-name="ce2" table:formula="of:=0.025" office:value-type="float" office:value="0.025" calcext:value-type="float">
            <text:p>2.50E-02</text:p>
          </table:table-cell>
          <table:table-cell table:style-name="ce2" office:value-type="float" office:value="3.5625145779272" calcext:value-type="float">
            <text:p>3.56E+00</text:p>
          </table:table-cell>
          <table:table-cell table:style-name="ce2" office:value-type="float" office:value="68.8" calcext:value-type="float">
            <text:p>6.88E+01</text:p>
          </table:table-cell>
          <table:table-cell table:style-name="ce2" office:value-type="float" office:value="16.2" calcext:value-type="float">
            <text:p>1.62E+01</text:p>
          </table:table-cell>
          <table:table-cell table:style-name="ce1" office:value-type="float" office:value="1.3048E+017" calcext:value-type="float">
            <text:p>1.30E+17</text:p>
          </table:table-cell>
          <table:table-cell table:style-name="ce1" office:value-type="float" office:value="1.23440566E+018" calcext:value-type="float">
            <text:p>1.23E+18</text:p>
          </table:table-cell>
          <table:table-cell table:style-name="ce1"/>
          <table:table-cell table:style-name="ce2" table:formula="of:=[.E13]+[.F13]*2+[.G13]*8" office:value-type="float" office:value="2.59929132E+018" calcext:value-type="float">
            <text:p>2.60E+18</text:p>
          </table:table-cell>
          <table:table-cell table:style-name="ce3" office:value-type="float" office:value="2.38378057627487E+021" calcext:value-type="float">
            <text:p>2.38E+21</text:p>
          </table:table-cell>
          <table:table-cell table:style-name="ce3" office:value-type="float" office:value="3.05717214042932E+022" calcext:value-type="float">
            <text:p>3.06E+22</text:p>
          </table:table-cell>
          <table:table-cell/>
          <table:table-cell table:formula="of:=SUM([.I13:.K13])" office:value-type="float" office:value="3.29555019805681E+022" calcext:value-type="float">
            <text:p>3.29555019805681E+022</text:p>
          </table:table-cell>
          <table:table-cell table:number-columns-repeated="52"/>
        </table:table-row>
        <table:table-row table:style-name="ro1" table:number-rows-repeated="104856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anthi Renganathan</meta:initial-creator>
    <meta:creation-date>2022-09-14T23:01:57</meta:creation-date>
    <dc:date>2022-09-15T01:57:39.048740022</dc:date>
    <meta:generator>LibreOffice/6.4.7.2$Linux_X86_64 LibreOffice_project/40$Build-2</meta:generator>
    <meta:editing-duration>PT3M32S</meta:editing-duration>
    <meta:editing-cycles>2</meta:editing-cycles>
    <meta:document-statistic meta:table-count="1" meta:cell-count="14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